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3.1994!</text:p>
      <text:h text:style-name="Heading_20_4" text:outline-level="4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4">Min</text:span><text:span text:style-name="T5">.</text:span></text:p>
            </table:table-cell>
            <table:table-cell table:style-name="Table1.A1" office:value-type="string">
              <text:p text:style-name="Table_20_Heading"><text:span text:style-name="T6">1st</text:span><text:span text:style-name="T7"> </text:span><text:span text:style-name="T8">Qu</text:span><text:span text:style-name="T9">.</text:span></text:p>
            </table:table-cell>
            <table:table-cell table:style-name="Table1.A1" office:value-type="string">
              <text:p text:style-name="Table_20_Heading"><text:span text:style-name="T10">Median</text:span></text:p>
            </table:table-cell>
            <table:table-cell table:style-name="Table1.A1" office:value-type="string">
              <text:p text:style-name="Table_20_Heading"><text:span text:style-name="T11">Mean</text:span></text:p>
            </table:table-cell>
            <table:table-cell table:style-name="Table1.A1" office:value-type="string">
              <text:p text:style-name="Table_20_Heading"><text:span text:style-name="T12">3rd</text:span><text:span text:style-name="T13"> </text:span><text:span text:style-name="T14">Qu</text:span><text:span text:style-name="T15">.</text:span></text:p>
            </table:table-cell>
            <table:table-cell table:style-name="Table1.A1" office:value-type="string">
              <text:p text:style-name="Table_20_Heading"><text:span text:style-name="T16">Max</text:span><text:span text:style-name="T17">.</text:span></text:p>
            </table:table-cell>
            <table:table-cell table:style-name="Table1.A1" office:value-type="string">
              <text:p text:style-name="Table_20_Heading"><text:span text:style-name="T18">NA</text:span><text:span text:style-name="T19">'</text:span><text:span text:style-name="T20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.0</text:p>
          </table:table-cell>
          <table:table-cell table:style-name="Table1.A1" office:value-type="string">
            <text:p text:style-name="Table_20_Contents">2.0</text:p>
          </table:table-cell>
          <table:table-cell table:style-name="Table1.A1" office:value-type="string">
            <text:p text:style-name="Table_20_Contents">3.0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4.0</text:p>
          </table:table-cell>
          <table:table-cell table:style-name="Table1.A1" office:value-type="string">
            <text:p text:style-name="Table_20_Contents">12.0</text:p>
          </table:table-cell>
          <table:table-cell table:style-name="Table1.A1" office:value-type="string">
            <text:p text:style-name="Table_20_Contents">37.0</text:p>
          </table:table-cell>
        </table:table-row>
      </table:table>
      <text:p text:style-name="First_20_paragraph">The 5 highest values are: <text:span text:style-name="T21">12</text:span>, <text:span text:style-name="T22">12</text:span>, <text:span text:style-name="T23">10</text:span>, <text:span text:style-name="T24">10</text:span> and <text:span text:style-name="T25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26">Variable</text:span> in this template named to <text:span text:style-name="T27">leisure</text:span>. The label of this variable is "Internet usage in leisure time (hours per day)".</text:p>
      <text:p text:style-name="Text_20_body">And wow, the mean of <text:span text:style-name="T28">leisure</text:span> is 3.1994!</text:p>
      <text:p text:style-name="Text_20_body"><text:span text:style-name="T29">For</text:span><text:span text:style-name="T30"> </text:span><text:span text:style-name="T31">more</text:span><text:span text:style-name="T32"> </text:span><text:span text:style-name="T33">detailed</text:span><text:span text:style-name="T34"> </text:span><text:span text:style-name="T35">statistics</text:span><text:span text:style-name="T36">,</text:span><text:span text:style-name="T37"> </text:span><text:span text:style-name="T38">you</text:span><text:span text:style-name="T39"> </text:span><text:span text:style-name="T40">should</text:span><text:span text:style-name="T41"> </text:span><text:span text:style-name="T42">have</text:span><text:span text:style-name="T43"> </text:span><text:span text:style-name="T44">set</text:span><text:span text:style-name="T45"> </text:span><text:span text:style-name="Teletype">desc=TRUE</text:span><text:span text:style-name="T46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47">Variable</text:span> in this template named to <text:span text:style-name="T48">leisure</text:span>. The label of this variable is "Internet usage in leisure time (hours per day)".</text:p>
      <text:p text:style-name="Text_20_body">And wow, the mean of <text:span text:style-name="T49">leisure</text:span> is 3.1994!</text:p>
      <text:p text:style-name="Text_20_body"><text:span text:style-name="T50">For</text:span><text:span text:style-name="T51"> </text:span><text:span text:style-name="T52">more</text:span><text:span text:style-name="T53"> </text:span><text:span text:style-name="T54">detailed</text:span><text:span text:style-name="T55"> </text:span><text:span text:style-name="T56">statistics</text:span><text:span text:style-name="T57">,</text:span><text:span text:style-name="T58"> </text:span><text:span text:style-name="T59">you</text:span><text:span text:style-name="T60"> </text:span><text:span text:style-name="T61">should</text:span><text:span text:style-name="T62"> </text:span><text:span text:style-name="T63">have</text:span><text:span text:style-name="T64"> </text:span><text:span text:style-name="T65">set</text:span><text:span text:style-name="T66"> </text:span><text:span text:style-name="Teletype">desc=TRUE</text:span><text:span text:style-name="T67">!</text:span></text:p>
      <text:h text:style-name="Heading_20_4" text:outline-level="4">Histogram</text:h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68">Variable</text:span> in this template named to <text:span text:style-name="T69">leisure</text:span>. The label of this variable is "Internet usage in leisure time (hours per day)".</text:p>
      <text:p text:style-name="Text_20_body">And wow, the mean of <text:span text:style-name="T70">leisure</text:span> is 3.1994!</text:p>
      <text:p text:style-name="Text_20_body"><text:span text:style-name="T71">For</text:span><text:span text:style-name="T72"> </text:span><text:span text:style-name="T73">more</text:span><text:span text:style-name="T74"> </text:span><text:span text:style-name="T75">detailed</text:span><text:span text:style-name="T76"> </text:span><text:span text:style-name="T77">statistics</text:span><text:span text:style-name="T78">,</text:span><text:span text:style-name="T79"> </text:span><text:span text:style-name="T80">you</text:span><text:span text:style-name="T81"> </text:span><text:span text:style-name="T82">should</text:span><text:span text:style-name="T83"> </text:span><text:span text:style-name="T84">have</text:span><text:span text:style-name="T85"> </text:span><text:span text:style-name="T86">set</text:span><text:span text:style-name="T87"> </text:span><text:span text:style-name="Teletype">desc=TRUE</text:span><text:span text:style-name="T88">!</text:span></text:p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